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Mangal1" svg:font-family="Mang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, Verdana, Helvetic" style:font-family-generic="roman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style:line-height-at-least="0.582cm"/>
    </style:style>
    <style:style style:name="P2" style:family="paragraph" style:parent-style-name="Text_20_body">
      <style:paragraph-properties fo:margin-top="0cm" fo:margin-bottom="0.265cm" style:line-height-at-least="0.582cm"/>
      <style:text-properties fo:color="#ed1c24"/>
    </style:style>
    <style:style style:name="P3" style:family="paragraph" style:parent-style-name="Text_20_body">
      <style:paragraph-properties fo:margin-top="0.049cm" fo:margin-bottom="0.212cm" fo:text-align="center" style:justify-single-word="false" fo:background-color="#ffffff">
        <style:background-image/>
      </style:paragraph-properties>
    </style:style>
    <style:style style:name="P4" style:family="paragraph" style:parent-style-name="Normal_20__28_Web_29_">
      <style:paragraph-properties fo:margin-top="0.049cm" fo:margin-bottom="0cm" fo:background-color="#ffffff">
        <style:background-image/>
      </style:paragraph-properties>
    </style:style>
    <style:style style:name="P5" style:family="paragraph" style:parent-style-name="Normal_20__28_Web_29_">
      <style:paragraph-properties fo:margin-top="0.049cm" fo:margin-bottom="0cm" fo:background-color="#ffffff">
        <style:background-image/>
      </style:paragraph-properties>
      <style:text-properties style:font-name="MS Mincho" style:font-name-asian="MS Mincho1" style:font-name-complex="MS Mincho1"/>
    </style:style>
    <style:style style:name="P6" style:family="paragraph" style:parent-style-name="Normal_20__28_Web_29_">
      <style:paragraph-properties fo:margin-top="0.049cm" fo:margin-bottom="0cm" fo:background-color="#ffffff">
        <style:background-image/>
      </style:paragraph-properties>
      <style:text-properties fo:color="#000000" style:font-name-asian="MS Mincho1"/>
    </style:style>
    <style:style style:name="P7" style:family="paragraph" style:parent-style-name="Heading_20_1">
      <style:paragraph-properties fo:margin-top="0cm" fo:margin-bottom="0cm" fo:background-color="#ffffff">
        <style:background-image/>
      </style:paragraph-properties>
    </style:style>
    <style:style style:name="P8" style:family="paragraph" style:parent-style-name="Heading_20_1">
      <style:paragraph-properties fo:margin-top="0cm" fo:margin-bottom="0.212cm" fo:background-color="#ffffff">
        <style:background-image/>
      </style:paragraph-properties>
    </style:style>
    <style:style style:name="P9" style:family="paragraph" style:parent-style-name="Heading_20_2">
      <style:paragraph-properties fo:margin-top="0.049cm" fo:margin-bottom="0.212cm" fo:text-align="center" style:justify-single-word="false" fo:background-color="#ffffff">
        <style:background-image/>
      </style:paragraph-properties>
    </style:style>
    <style:style style:name="P10" style:family="paragraph" style:parent-style-name="Heading_20_5">
      <style:paragraph-properties fo:margin-top="0cm" fo:margin-bottom="0.212cm" fo:background-color="#ffffff">
        <style:background-image/>
      </style:paragraph-properties>
    </style:style>
    <style:style style:name="P11" style:family="paragraph" style:parent-style-name="Heading_20_5">
      <style:paragraph-properties fo:margin-top="0cm" fo:margin-bottom="0.212cm" fo:background-color="#ffffff">
        <style:background-image/>
      </style:paragraph-properties>
      <style:text-properties fo:color="#ed1c24" style:font-name="Arial1" fo:font-size="16.5pt" fo:font-weight="bold" style:font-size-asian="16.5pt" style:font-weight-asian="bold" style:font-name-complex="Arial2" style:font-size-complex="16.5pt" style:font-weight-complex="bold"/>
    </style:style>
    <style:style style:name="P12" style:family="paragraph" style:parent-style-name="Heading_20_5">
      <style:paragraph-properties fo:margin-top="0cm" fo:margin-bottom="0.353cm" fo:background-color="#ffffff">
        <style:background-image/>
      </style:paragraph-properties>
      <style:text-properties fo:color="#ed1c24" style:font-name="Arial1" fo:font-size="16.5pt" fo:font-weight="normal" style:font-size-asian="16.5pt" style:font-weight-asian="normal" style:font-name-complex="Arial2" style:font-size-complex="16.5pt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ffffff">
        <style:background-image/>
      </style:paragraph-properties>
    </style:style>
    <style:style style:name="P16" style:family="paragraph" style:parent-style-name="Standard">
      <style:paragraph-properties fo:margin-top="0cm" fo:margin-bottom="0.212cm" fo:background-color="#ffffff">
        <style:background-image/>
      </style:paragraph-properties>
    </style:style>
    <style:style style:name="T1" style:family="text">
      <style:text-properties style:font-name="Courier New" fo:font-size="14pt" style:font-name-asian="Times New Roman1" style:font-size-asian="14pt" style:language-asian="es" style:country-asian="ES" style:font-name-complex="Times New Roman1" style:font-size-complex="14pt"/>
    </style:style>
    <style:style style:name="T2" style:family="text">
      <style:text-properties style:font-name="Courier New" fo:font-size="14pt" style:font-size-asian="14pt" style:font-name-complex="Times New Roman1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style:font-name-asian="Times New Roman1" style:font-size-asian="14pt" style:language-asian="es" style:country-asian="ES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background-color="#ffffff" style:font-size-asian="14pt" style:font-name-complex="Times New Roman1" style:font-size-complex="14pt"/>
    </style:style>
    <style:style style:name="T7" style:family="text">
      <style:text-properties fo:color="#ff0000" style:font-name="Times New Roman" fo:font-size="14pt" style:font-size-asian="14pt" style:font-name-complex="Times New Roman1" style:font-size-complex="14pt"/>
    </style:style>
    <style:style style:name="T8" style:family="text">
      <style:text-properties fo:color="#ff0000" style:font-name="Courier New" fo:font-size="14pt" style:font-size-asian="14pt" style:font-name-complex="Times New Roman1" style:font-size-complex="14pt"/>
    </style:style>
    <style:style style:name="T9" style:family="text">
      <style:text-properties fo:color="#ed1c24"/>
    </style:style>
    <style:style style:name="T10" style:family="text">
      <style:text-properties fo:color="#ed1c24" style:font-name="Courier New"/>
    </style:style>
    <style:style style:name="T11" style:family="text">
      <style:text-properties fo:color="#ed1c24" style:font-name="Courier New" fo:font-size="16.5pt" fo:font-weight="bold" style:font-size-asian="16.5pt" style:font-weight-asian="bold" style:font-name-complex="Arial2" style:font-size-complex="16.5pt" style:font-weight-complex="bold"/>
    </style:style>
    <style:style style:name="T12" style:family="text">
      <style:text-properties fo:color="#ed1c24" style:font-name="Arial1" fo:font-size="16.5pt" fo:font-weight="bold" style:font-size-asian="16.5pt" style:font-weight-asian="bold" style:font-name-complex="Arial2" style:font-size-complex="16.5pt" style:font-weight-complex="bold"/>
    </style:style>
    <style:style style:name="T13" style:family="text">
      <style:text-properties fo:color="#ed1c24" style:font-name="Arial1" fo:font-size="16.5pt" fo:font-weight="bold" style:font-name-asian="MS Mincho1" style:font-size-asian="16.5pt" style:font-weight-asian="bold" style:font-name-complex="Arial2" style:font-size-complex="16.5pt" style:font-weight-complex="bold"/>
    </style:style>
    <style:style style:name="T14" style:family="text">
      <style:text-properties fo:color="#ed1c24" style:font-name="Arial1" fo:font-size="9pt" style:font-size-asian="9pt"/>
    </style:style>
    <style:style style:name="T15" style:family="text">
      <style:text-properties fo:color="#ed1c24" style:font-name-asian="MS Mincho1"/>
    </style:style>
    <style:style style:name="T16" style:family="text">
      <style:text-properties fo:color="#ed1c24" style:font-name-asian="MS Mincho1" style:font-name-complex="Arial2"/>
    </style:style>
    <style:style style:name="T17" style:family="text">
      <style:text-properties fo:color="#ed1c24" style:font-name="MS Mincho" style:font-name-asian="MS Mincho1" style:font-name-complex="MS Mincho1"/>
    </style:style>
    <style:style style:name="T18" style:family="text">
      <style:text-properties fo:color="#ed1c24" style:font-name="Times New Roman" fo:font-size="10.5pt" style:font-name-asian="MS Mincho1" style:font-size-asian="10.5pt" style:font-name-complex="MS Mincho1"/>
    </style:style>
    <style:style style:name="T19" style:family="text">
      <style:text-properties fo:color="#ed1c24" style:font-name="Times New Roman" fo:font-size="10.5pt" style:font-size-asian="10.5pt" style:font-name-complex="Arial2"/>
    </style:style>
    <style:style style:name="T20" style:family="text">
      <style:text-properties fo:color="#ed1c24" style:font-name="Times New Roman" fo:font-size="12pt" style:font-name-asian="MS Mincho1" style:font-size-asian="12pt" style:font-name-complex="Arial2" style:font-size-complex="12pt"/>
    </style:style>
    <style:style style:name="T21" style:family="text">
      <style:text-properties fo:color="#ed1c24" style:font-name="Times New Roman" fo:font-size="12pt" style:font-size-asian="12pt" style:font-name-complex="Arial2" style:font-size-complex="12pt"/>
    </style:style>
    <style:style style:name="T22" style:family="text">
      <style:text-properties fo:color="#ed1c24" style:font-name="Times New Roman" fo:font-size="12pt" style:font-size-asian="12pt" style:font-size-complex="12pt"/>
    </style:style>
    <style:style style:name="T23" style:family="text">
      <style:text-properties fo:color="#ed1c24" style:font-name="Times New Roman" fo:font-size="12pt" fo:font-weight="bold" style:font-name-asian="MS Mincho1" style:font-size-asian="12pt" style:font-weight-asian="bold" style:font-name-complex="Arial2" style:font-size-complex="12pt" style:font-weight-complex="bold"/>
    </style:style>
    <style:style style:name="T24" style:family="text">
      <style:text-properties fo:color="#ed1c24" style:font-name="Times New Roman" fo:font-size="12pt" fo:font-style="normal" style:font-name-asian="MS Mincho1" style:font-size-asian="12pt" style:font-style-asian="normal" style:font-name-complex="Arial2" style:font-size-complex="12pt" style:font-style-complex="normal"/>
    </style:style>
    <style:style style:name="T25" style:family="text">
      <style:text-properties fo:color="#ed1c24" style:font-name="inherit" style:font-name-complex="Arial2"/>
    </style:style>
    <style:style style:name="T26" style:family="text">
      <style:text-properties fo:color="#ed1c24" style:font-name-complex="Arial2"/>
    </style:style>
    <style:style style:name="T27" style:family="text">
      <style:text-properties fo:color="#ed1c24" style:font-name="Helvetica Neue" fo:font-size="10.5pt" style:font-name-asian="MS Mincho1" style:font-size-asian="10.5pt" style:font-name-complex="Arial2" style:font-size-complex="12pt" style:font-weight-complex="normal"/>
    </style:style>
    <style:style style:name="T28" style:family="text">
      <style:text-properties fo:color="#ed1c24" style:font-name="Helvetica Neue" fo:font-size="10.5pt" style:font-size-asian="10.5pt" style:font-size-complex="12pt"/>
    </style:style>
    <style:style style:name="T29" style:family="text">
      <style:text-properties fo:color="#ed1c24" style:font-name="Helvetica Neue" fo:font-size="10.5pt" fo:font-weight="normal" style:font-size-asian="10.5pt" style:font-weight-asian="normal" style:font-name-complex="Arial2" style:font-size-complex="12pt" style:font-weight-complex="normal"/>
    </style:style>
    <style:style style:name="T30" style:family="text">
      <style:text-properties fo:color="#ed1c24" style:font-name="Helvetica Neue" fo:font-size="10.5pt" fo:font-weight="normal" style:font-name-asian="MS Mincho1" style:font-size-asian="10.5pt" style:font-weight-asian="normal" style:font-name-complex="Arial2" style:font-size-complex="12pt" style:font-weight-complex="normal"/>
    </style:style>
    <style:style style:name="T31" style:family="text">
      <style:text-properties fo:color="#000000" style:font-name="Arial1" fo:font-size="16.5pt" style:font-size-asian="16.5pt" style:font-name-complex="Arial2" style:font-size-complex="16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span text:style-name="T1">C</text:span><text:span text:style-name="T4">ompartimos del amor de Jesús y Su Palabra en Montequinto y su entorno</text:span></text:h>
      <text:p text:style-name="P13"><text:span text:style-name="T5">.</text:span></text:p>
      <text:list xml:id="list5827608495707431493" text:style-name="Outline">
        <text:list-item>
          <text:list>
            <text:list-item>
              <text:h text:style-name="P9" text:outline-level="2"><text:span text:style-name="T3">Un lugar para crecer</text:span></text:h>
            </text:list-item>
          </text:list>
        </text:list-item>
      </text:list>
      <text:p text:style-name="P3"><text:span text:style-name="T3"/></text:p>
      <text:p text:style-name="P13"><text:span text:style-name="T5">Damos a conocer a Jesús y motivamos a seguirlo en los diferentes aspectos de la vida</text:span></text:p>
      <text:p text:style-name="P14"/>
      <text:p text:style-name="P13"><text:span text:style-name="T5">Alcanzando, cuidando, creciendo y  desarrollando.</text:span></text:p>
      <text:p text:style-name="P14"/>
      <text:p text:style-name="P14"/>
      <text:p text:style-name="P14"/>
      <text:p text:style-name="P13"><text:span text:style-name="T5">¿Nuevo por aquí? (Foto Parque de los pinos)</text:span></text:p>
      <text:p text:style-name="P13"><text:span text:style-name="T5">Somos una comunidad comprometida con amar, conocer a Dios y preocuparnos por las personas. </text:span></text:p>
      <text:p text:style-name="P13"><text:span text:style-name="T5">Si nos visitas serás bienvenido.</text:span></text:p>
      <text:p text:style-name="P13"><text:span text:style-name="T7">Botón: ¿Qué me encontraré?</text:span></text:p>
      <text:p text:style-name="P13"><text:span text:style-name="T7">(</text:span><text:span text:style-name="T8">Foto reunión </text:span></text:p>
      <text:p text:style-name="P13"><text:span text:style-name="T7">Escucharás música inspiradora dedicada a Dios y breves mensajes sobre las sorprendentes revelaciones y riquezas que nunca imaginaste que pudiera contener la Biblia.</text:span></text:p>
      <text:p text:style-name="P13"><text:span text:style-name="T7">Si vienes en familia, tenemos mensajes adaptados para niños.</text:span></text:p>
      <text:p text:style-name="P13"><text:span text:style-name="T7">Encontrarás un ambiente sencillo, familiar e informal. No tienes que formar parte de nosotros para estar con nosotros.</text:span></text:p>
      <text:p text:style-name="P13"><text:span text:style-name="T7">Somos personas normales, no perfectas, pero con una esperanza real en una persona única: Jesús.</text:span></text:p>
      <text:p text:style-name="P13"><text:span text:style-name="T7">¿Tienes alguna pregunta antes de venir? (Botón)</text:span></text:p>
      <text:p text:style-name="P14"/>
      <text:p text:style-name="P14"><text:soft-page-break/></text:p>
      <text:p text:style-name="P14"/>
      <text:p text:style-name="P13"><text:span text:style-name="T5">Tal como eres</text:span><text:span text:style-name="T2"> (FOTO PIES)</text:span></text:p>
      <text:p text:style-name="P13"><text:span text:style-name="T5">Hay personas heridas, que buscan rumbo, con dificultades o con quebranto interior. Pero también personas que estando bien, saben y sienten que la vida es más que bienestar. Eres bienvenido como eres. Pero es seguro que un verdadero encuentro con Jesús no deja a nadie igual que antes. </text:span></text:p>
      <text:p text:style-name="P13"><text:span text:style-name="T5">¿Quieres probar el efecto del consejo de Dios en tí mismo?</text:span></text:p>
      <text:p text:style-name="P13"><text:span text:style-name="T5">Mensajes (Botón)</text:span></text:p>
      <text:p text:style-name="P14"/>
      <text:p text:style-name="P14"/>
      <text:p text:style-name="P13"><text:span text:style-name="T5">Discípulos de Jesús</text:span><text:span text:style-name="T2"> (FOTO jóvenes parque)</text:span></text:p>
      <text:p text:style-name="P13"><text:span text:style-name="T5">Jesús nunca habló de fundar una nueva religión, ni lo pretendió. Se presentó como la única vía de volvernos a Dios y no andar de espaldas a Él. Sólo envió a enseñar y aprender Sus palabras sin añadir o quitar nada de Su mensaje, a través de nuestras palabras y acciones. </text:span></text:p>
      <text:p text:style-name="P13"><text:span text:style-name="T5">¿Cómo hacemos esto?</text:span></text:p>
      <text:p text:style-name="P13"><text:span text:style-name="T5">Alcanzando, cuidando, creciendo y  desarrollando (botón)</text:span></text:p>
      <text:list xml:id="list3866053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1" text:outline-level="5"/>
                        </text:list-item>
                        <text:list-item>
                          <text:h text:style-name="P10" text:outline-level="5"><text:span text:style-name="T11">Foto reunión 2 CON ZOOM Y DESENFOQUE O PIXELACION CARA NIÑA</text:span><text:bookmark text:name="_GoBack"/></text:h>
                        </text:list-item>
                        <text:list-item>
                          <text:h text:style-name="P10" text:outline-level="5"><text:span text:style-name="T12">Alcanzando 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15">Reconciliando y retornando a Dios mediante Jesús a todo aquel que quiera. <text:s/>En todo el mundo hay personas a las que Jesús y Su palabra se hacen profundamente atractivas. Jesús las llamó ovejas y sabe que le seguirán.</text:span><text:span text:style-name="T17"> </text:span></text:p>
      <text:p text:style-name="P5"/>
      <text:list xml:id="list38660637" text:continue-numbering="true" text:style-name="Outline">
        <text:list-item>
          <text:h text:style-name="P7" text:outline-level="1"><text:span text:style-name="T18">Juan 10:27 Reina-Valera 1960 (RVR1960)</text:span></text:h>
        </text:list-item>
      </text:list>
      <text:p text:style-name="P1"><text:span text:style-name="T14">M</text:span><text:span text:style-name="T9">is ovejas oyen mi voz, y yo las conozco, y me siguen</text:span></text:p>
      <text:p text:style-name="P5"/>
      <text:list xml:id="list3867108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" text:outline-level="5"><text:soft-page-break/><text:span text:style-name="T13">Cuidando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16">Atendiendo las necesidades espirituales, emocionales y físicas mutuas en comunidad según la instrucción bíblica, <text:s/>empezando por nuestras familias y siguiendo con las personas de nuestro entorno, y conforme a la capacidad y madurez con que Dios nos ha dotado a cada uno.</text:span></text:p>
      <text:p text:style-name="P6"/>
      <text:list xml:id="list38668393" text:continue-numbering="true" text:style-name="Outline">
        <text:list-item>
          <text:h text:style-name="P7" text:outline-level="1"><text:span text:style-name="T27">Gálatas 6:10 Reina-Valera 1960 (RVR1960)</text:span></text:h>
        </text:list-item>
      </text:list>
      <text:p text:style-name="P1"><text:bookmark text:name="es-RVR1960-29200"/><text:span text:style-name="T9">Así que, según tengamos oportunidad, hagamos bien a todos, y mayormente a los de la familia de la fe.</text:span></text:p>
      <text:p text:style-name="P6"/>
      <text:list xml:id="list3865354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" text:outline-level="5"><text:span text:style-name="T13">Creciendo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20">Tener relación con Jesús significa recibir la semilla de una vida como la suya que espera desarrollarse, madurar y dar fruto. Como otras formas de vida, necesita alimento e higiene para crecer saludablemente. Conocer y atesorar las Escrituras bíblicas son el alimento de esta vida en Jesús, y la higiene es limpiar de nuestro interior y práctica todo lo que el Creador nos enseña que es errado.</text:span></text:p>
      <text:list xml:id="list38659690" text:continue-numbering="true" text:style-name="Outline">
        <text:list-item>
          <text:h text:style-name="P8" text:outline-level="1"><text:span text:style-name="T27">Mateo 4:4 Reina-Valera 1960 (RVR1960)</text:span></text:h>
        </text:list-item>
      </text:list>
      <text:p text:style-name="P1"><text:span text:style-name="T9">El respondió y dijo: Escrito está: No sólo de pan vivirá el hombre, sino de toda palabra que sale de la boca de Dios.</text:span></text:p>
      <text:p text:style-name="P16"><text:span text:style-name="T20"><text:s text:c="2"/></text:span></text:p>
      <text:list xml:id="list3866830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" text:outline-level="5"><text:span text:style-name="T13">Desarrollando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20">Dios da capacidades especiales como un regalo a quienes vienen a Jesús el Cristo.</text:span><text:span text:style-name="T23"> </text:span><text:span text:style-name="T20">Todas se enfocan en diferentes aspectos de servicio individual y/o colectivo con efectos sumamente positivos en la unidad y madurez de todos los discípulos de Jesús. </text:span></text:p>
      <text:p text:style-name="P16"><text:span text:style-name="T20">Reconocer estas capacidades y potenciarlas forma parte de nuestro compromiso.</text:span></text:p>
      <text:list xml:id="list38678334" text:continue-numbering="true" text:style-name="Outline">
        <text:list-item>
          <text:h text:style-name="P8" text:outline-level="1"><text:span text:style-name="T30">1 Corintios 12:4 Reina-Valera 1960 (RVR1960)</text:span></text:h>
        </text:list-item>
      </text:list>
      <text:p text:style-name="P1"><text:span text:style-name="T9">Ahora bien, hay diversidad de dones, pero el Espíritu es el mismo.</text:span></text:p>
      <text:p text:style-name="P2"/>
      <text:p text:style-name="P2"/>
      <text:p text:style-name="P2"/>
      <text:p text:style-name="P2"/>
      <text:p text:style-name="P2"/>
      <text:p text:style-name="P1"><text:span text:style-name="T9">PESTAÑAS</text:span></text:p>
      <text:p text:style-name="P1"><text:span text:style-name="T9">Inicio</text:span></text:p>
      <text:p text:style-name="P1"><text:span text:style-name="T9">Nosotros: <text:s text:c="6"/><text:tab/>Nuestra historia y qué creemos</text:span></text:p>
      <text:p text:style-name="P1"><text:soft-page-break/><text:span text:style-name="T9"><text:tab/><text:tab/><text:tab/>Localización</text:span></text:p>
      <text:p text:style-name="P2"/>
      <text:p text:style-name="P1"><text:span text:style-name="T9">Actividades: <text:s text:c="3"/>Reuniones en domingo <text:tab/><text:tab/><text:tab/>Panorámicas Bíblicas en Sábados</text:span></text:p>
      <text:p text:style-name="P1"><text:span text:style-name="T9"><text:tab/><text:tab/></text:span></text:p>
      <text:p text:style-name="P1"><text:span text:style-name="T9">Reparto Alimentos<text:tab/><text:tab/><text:tab/></text:span><text:span text:style-name="T10">oración <text:s text:c="22"/>Consejeria</text:span></text:p>
      <text:p text:style-name="P1"><text:span text:style-name="T10">Visitaciones hogar y hospital</text:span></text:p>
      <text:p text:style-name="P2"/>
      <text:p text:style-name="P1"><text:span text:style-name="T9">Descargas:</text:span></text:p>
      <text:p text:style-name="P2"/>
      <text:p text:style-name="P1"><text:span text:style-name="T9">Suscríbete:</text:span></text:p>
      <text:p text:style-name="P1"><text:span text:style-name="T9">Contacto:</text:span></text:p>
      <text:p text:style-name="P2"/>
      <text:p text:style-name="P1"><text:span text:style-name="T9">Idioma</text:span></text:p>
      <text:p text:style-name="P1"><text:span text:style-name="T9"><text:tab/><text:tab/></text:span></text:p>
      <text:p text:style-name="P16"><text:span text:style-name="T20"><text:s/></text:span></text:p>
      <text:p text:style-name="P16"><text:span text:style-name="Emphasis"><text:span text:style-name="T24"/></text:span></text:p>
      <text:list xml:id="list3866485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2" text:outline-level="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Mangal1" svg:font-family="Mang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, Verdana, Helvetic" style:font-family-generic="roman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text-properties style:font-name="Liberation Serif" fo:font-size="24pt" fo:font-weight="bold" style:font-name-asian="Segoe UI" style:font-size-asian="24pt" style:font-weight-asian="bold" style:font-name-complex="Tahoma1" style:font-size-complex="24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" fo:font-size="14pt" fo:font-weight="bold" style:font-name-asian="Microsoft YaHei" style:font-size-asian="14pt" style:font-weight-asian="bold" style:font-name-complex="Mangal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49cm" fo:margin-bottom="0.049cm" fo:line-height="100%"/>
      <style:text-properties style:font-name="Times New Roman" fo:font-size="18pt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mbria" style:font-name-complex="F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size="18pt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5_20_Car" style:display-name="Título 5 Car" style:family="text" style:parent-style-name="Default_20_Paragraph_20_Font">
      <style:text-properties fo:color="#243f60" style:font-name="Cambria" style:font-name-complex="F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ogar</meta:initial-creator>
    <meta:editing-cycles>16</meta:editing-cycles>
    <meta:creation-date>2018-06-14T20:41:00</meta:creation-date>
    <dc:date>2018-07-30T18:46:49.11</dc:date>
    <dc:language>es-ES</dc:language>
    <meta:editing-duration>PT12M33S</meta:editing-duration>
    <meta:generator>OpenOffice/4.1.5$Win32 OpenOffice.org_project/415m1$Build-9789</meta:generator>
    <meta:document-statistic meta:table-count="0" meta:image-count="0" meta:object-count="0" meta:page-count="4" meta:paragraph-count="56" meta:word-count="605" meta:character-count="37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